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hreadPoolTaskExecutor.submit(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ThreadPoolTaskExecutor.submit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ThreadPoolTaskExecutor.execute( Runnable task , long start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hreadPoolTaskExecutor.submitListenable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ThreadPoolTaskExecuto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hreadPoolTaskExecuto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hreadPoolTaskExecutor.setWaitForJobsToCompleteOnShutdown( boolean waitForJobsToCompleteOnShut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hreadPoolTaskExecutor.execute( Runnable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ThreadPoolTaskExecutor.submitListenable(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